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42.3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as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MuestraP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19322726885160922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7992195052945676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04460755214767817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30888644656955756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024970227939292555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0021340313884475946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0018702994334635044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1670143814657856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0015212756742367735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014089131582791675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0013232014985487452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0012591923988937962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0012130673510084983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0011822690285790936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011615453022503547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114601924174335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0011342398622538614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011292495359429245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011245314303569873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01122253616937093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011192641467854699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011152496898095767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011106858466752847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01106499765480379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011026297928687038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.0010995724824016864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.0010982371517392847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.001097014313055633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.0010960791150411674</text:p>
          </table:table-cell>
          <table:table-cell office:value-type="float" office:value="4009" calcext:value-type="float">
            <text:p>4009</text:p>
          </table:table-cell>
        </table:table-row>
      </table:table>
      <table:table table:name="KD-Tre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MuestraP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19340864666496597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8041113823352618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04514094808211702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3157059761897828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025708346751823936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002201120733521724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0019315825919317242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1727971214606074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0015770190272957917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014629757149657776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0013779562600542898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0013185561268103012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0012705135689864541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0012350880995076411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012119064720327055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11972088137404086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0011833864165316575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011744521232281624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011691088171605884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01165271414788948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011627811260305893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011611949045283333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011586692914380282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01156274953570423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011548333840955148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.0011536242940256595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.0011520236616591646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.0011498718504231273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.001148835882161033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001147468599338417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.0011455596963895448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011439568345370337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.0011433899623788345</text:p>
          </table:table-cell>
          <table:table-cell office:value-type="float" office:value="4009" calcext:value-type="float">
            <text:p>4009</text:p>
          </table:table-cell>
        </table:table-row>
      </table:table>
      <table:table table:name="Grafica" table:style-name="ta1">
        <table:shapes>
          <draw:frame draw:z-index="0" draw:style-name="gr1" draw:text-style-name="P1" svg:width="160.2mm" svg:height="90.05mm" svg:x="137.66mm" svg:y="5.31mm">
            <draw:object draw:notify-on-update-of-ranges="Grafica.C3:Grafica.C35 Grafica.A1:Grafica.A1 Grafica.B3:Grafica.B31 Grafica.C1:Grafica.C1 Grafica.D3:Grafica.D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lásico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KD-Tree</text:p>
          </table:table-cell>
          <table:covered-table-cell table:style-name="ce3"/>
        </table:table-row>
        <table:table-row table:style-name="ro1">
          <table:table-cell table:style-name="ce3" office:value-type="string" calcext:value-type="string">
            <text:p>Iteracion</text:p>
          </table:table-cell>
          <table:table-cell table:style-name="ce4" office:value-type="string" calcext:value-type="string">
            <text:p>Error</text:p>
          </table:table-cell>
          <table:table-cell table:style-name="ce3" office:value-type="string" calcext:value-type="string">
            <text:p>Iteracion</text:p>
          </table:table-cell>
          <table:table-cell table:style-name="ce3"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93227268851609" calcext:value-type="float">
            <text:p>0,019322726885161</text:p>
          </table:table-cell>
          <table:table-cell office:value-type="float" office:value="1" calcext:value-type="float">
            <text:p>1</text:p>
          </table:table-cell>
          <table:table-cell office:value-type="float" office:value="0.0193408646664966" calcext:value-type="float">
            <text:p>0,0193408646664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99219505294568" calcext:value-type="float">
            <text:p>0,007992195052946</text:p>
          </table:table-cell>
          <table:table-cell office:value-type="float" office:value="2" calcext:value-type="float">
            <text:p>2</text:p>
          </table:table-cell>
          <table:table-cell office:value-type="float" office:value="0.00804111382335262" calcext:value-type="float">
            <text:p>0,0080411138233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446075521476782" calcext:value-type="float">
            <text:p>0,004460755214768</text:p>
          </table:table-cell>
          <table:table-cell office:value-type="float" office:value="3" calcext:value-type="float">
            <text:p>3</text:p>
          </table:table-cell>
          <table:table-cell office:value-type="float" office:value="0.0045140948082117" calcext:value-type="float">
            <text:p>0,0045140948082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08886446569558" calcext:value-type="float">
            <text:p>0,003088864465696</text:p>
          </table:table-cell>
          <table:table-cell office:value-type="float" office:value="4" calcext:value-type="float">
            <text:p>4</text:p>
          </table:table-cell>
          <table:table-cell office:value-type="float" office:value="0.00315705976189783" calcext:value-type="float">
            <text:p>0,0031570597618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249702279392926" calcext:value-type="float">
            <text:p>0,002497022793929</text:p>
          </table:table-cell>
          <table:table-cell office:value-type="float" office:value="5" calcext:value-type="float">
            <text:p>5</text:p>
          </table:table-cell>
          <table:table-cell office:value-type="float" office:value="0.00257083467518239" calcext:value-type="float">
            <text:p>0,0025708346751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213403138844759" calcext:value-type="float">
            <text:p>0,002134031388448</text:p>
          </table:table-cell>
          <table:table-cell office:value-type="float" office:value="6" calcext:value-type="float">
            <text:p>6</text:p>
          </table:table-cell>
          <table:table-cell office:value-type="float" office:value="0.00220112073352172" calcext:value-type="float">
            <text:p>0,0022011207335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8702994334635" calcext:value-type="float">
            <text:p>0,001870299433464</text:p>
          </table:table-cell>
          <table:table-cell office:value-type="float" office:value="7" calcext:value-type="float">
            <text:p>7</text:p>
          </table:table-cell>
          <table:table-cell office:value-type="float" office:value="0.00193158259193172" calcext:value-type="float">
            <text:p>0,0019315825919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67014381465786" calcext:value-type="float">
            <text:p>0,001670143814658</text:p>
          </table:table-cell>
          <table:table-cell office:value-type="float" office:value="8" calcext:value-type="float">
            <text:p>8</text:p>
          </table:table-cell>
          <table:table-cell office:value-type="float" office:value="0.00172797121460607" calcext:value-type="float">
            <text:p>0,0017279712146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52127567423677" calcext:value-type="float">
            <text:p>0,001521275674237</text:p>
          </table:table-cell>
          <table:table-cell office:value-type="float" office:value="9" calcext:value-type="float">
            <text:p>9</text:p>
          </table:table-cell>
          <table:table-cell office:value-type="float" office:value="0.00157701902729579" calcext:value-type="float">
            <text:p>0,0015770190272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40891315827917" calcext:value-type="float">
            <text:p>0,001408913158279</text:p>
          </table:table-cell>
          <table:table-cell office:value-type="float" office:value="10" calcext:value-type="float">
            <text:p>10</text:p>
          </table:table-cell>
          <table:table-cell office:value-type="float" office:value="0.00146297571496578" calcext:value-type="float">
            <text:p>0,0014629757149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32320149854875" calcext:value-type="float">
            <text:p>0,001323201498549</text:p>
          </table:table-cell>
          <table:table-cell office:value-type="float" office:value="11" calcext:value-type="float">
            <text:p>11</text:p>
          </table:table-cell>
          <table:table-cell office:value-type="float" office:value="0.00137795626005429" calcext:value-type="float">
            <text:p>0,0013779562600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2591923988938" calcext:value-type="float">
            <text:p>0,001259192398894</text:p>
          </table:table-cell>
          <table:table-cell office:value-type="float" office:value="12" calcext:value-type="float">
            <text:p>12</text:p>
          </table:table-cell>
          <table:table-cell office:value-type="float" office:value="0.0013185561268103" calcext:value-type="float">
            <text:p>0,001318556126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2130673510085" calcext:value-type="float">
            <text:p>0,001213067351009</text:p>
          </table:table-cell>
          <table:table-cell office:value-type="float" office:value="13" calcext:value-type="float">
            <text:p>13</text:p>
          </table:table-cell>
          <table:table-cell office:value-type="float" office:value="0.00127051356898645" calcext:value-type="float">
            <text:p>0,0012705135689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18226902857909" calcext:value-type="float">
            <text:p>0,001182269028579</text:p>
          </table:table-cell>
          <table:table-cell office:value-type="float" office:value="14" calcext:value-type="float">
            <text:p>14</text:p>
          </table:table-cell>
          <table:table-cell office:value-type="float" office:value="0.00123508809950764" calcext:value-type="float">
            <text:p>0,0012350880995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16154530225035" calcext:value-type="float">
            <text:p>0,00116154530225</text:p>
          </table:table-cell>
          <table:table-cell office:value-type="float" office:value="15" calcext:value-type="float">
            <text:p>15</text:p>
          </table:table-cell>
          <table:table-cell office:value-type="float" office:value="0.00121190647203271" calcext:value-type="float">
            <text:p>0,0012119064720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14601924174335" calcext:value-type="float">
            <text:p>0,001146019241743</text:p>
          </table:table-cell>
          <table:table-cell office:value-type="float" office:value="16" calcext:value-type="float">
            <text:p>16</text:p>
          </table:table-cell>
          <table:table-cell office:value-type="float" office:value="0.00119720881374041" calcext:value-type="float">
            <text:p>0,001197208813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113423986225386" calcext:value-type="float">
            <text:p>0,001134239862254</text:p>
          </table:table-cell>
          <table:table-cell office:value-type="float" office:value="17" calcext:value-type="float">
            <text:p>17</text:p>
          </table:table-cell>
          <table:table-cell office:value-type="float" office:value="0.00118338641653166" calcext:value-type="float">
            <text:p>0,0011833864165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112924953594292" calcext:value-type="float">
            <text:p>0,001129249535943</text:p>
          </table:table-cell>
          <table:table-cell office:value-type="float" office:value="18" calcext:value-type="float">
            <text:p>18</text:p>
          </table:table-cell>
          <table:table-cell office:value-type="float" office:value="0.00117445212322816" calcext:value-type="float">
            <text:p>0,0011744521232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12453143035699" calcext:value-type="float">
            <text:p>0,001124531430357</text:p>
          </table:table-cell>
          <table:table-cell office:value-type="float" office:value="19" calcext:value-type="float">
            <text:p>19</text:p>
          </table:table-cell>
          <table:table-cell office:value-type="float" office:value="0.00116910881716059" calcext:value-type="float">
            <text:p>0,0011691088171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12225361693709" calcext:value-type="float">
            <text:p>0,001122253616937</text:p>
          </table:table-cell>
          <table:table-cell office:value-type="float" office:value="20" calcext:value-type="float">
            <text:p>20</text:p>
          </table:table-cell>
          <table:table-cell office:value-type="float" office:value="0.00116527141478895" calcext:value-type="float">
            <text:p>0,0011652714147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11926414678547" calcext:value-type="float">
            <text:p>0,001119264146785</text:p>
          </table:table-cell>
          <table:table-cell office:value-type="float" office:value="21" calcext:value-type="float">
            <text:p>21</text:p>
          </table:table-cell>
          <table:table-cell office:value-type="float" office:value="0.00116278112603059" calcext:value-type="float">
            <text:p>0,0011627811260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111524968980958" calcext:value-type="float">
            <text:p>0,00111524968981</text:p>
          </table:table-cell>
          <table:table-cell office:value-type="float" office:value="22" calcext:value-type="float">
            <text:p>22</text:p>
          </table:table-cell>
          <table:table-cell office:value-type="float" office:value="0.00116119490452833" calcext:value-type="float">
            <text:p>0,0011611949045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111068584667528" calcext:value-type="float">
            <text:p>0,001110685846675</text:p>
          </table:table-cell>
          <table:table-cell office:value-type="float" office:value="23" calcext:value-type="float">
            <text:p>23</text:p>
          </table:table-cell>
          <table:table-cell office:value-type="float" office:value="0.00115866929143803" calcext:value-type="float">
            <text:p>0,0011586692914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110649976548038" calcext:value-type="float">
            <text:p>0,00110649976548</text:p>
          </table:table-cell>
          <table:table-cell office:value-type="float" office:value="24" calcext:value-type="float">
            <text:p>24</text:p>
          </table:table-cell>
          <table:table-cell office:value-type="float" office:value="0.00115627495357042" calcext:value-type="float">
            <text:p>0,001156274953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11026297928687" calcext:value-type="float">
            <text:p>0,001102629792869</text:p>
          </table:table-cell>
          <table:table-cell office:value-type="float" office:value="25" calcext:value-type="float">
            <text:p>25</text:p>
          </table:table-cell>
          <table:table-cell office:value-type="float" office:value="0.00115483338409551" calcext:value-type="float">
            <text:p>0,0011548333840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109957248240169" calcext:value-type="float">
            <text:p>0,001099572482402</text:p>
          </table:table-cell>
          <table:table-cell office:value-type="float" office:value="26" calcext:value-type="float">
            <text:p>26</text:p>
          </table:table-cell>
          <table:table-cell office:value-type="float" office:value="0.00115362429402566" calcext:value-type="float">
            <text:p>0,0011536242940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109823715173928" calcext:value-type="float">
            <text:p>0,001098237151739</text:p>
          </table:table-cell>
          <table:table-cell office:value-type="float" office:value="27" calcext:value-type="float">
            <text:p>27</text:p>
          </table:table-cell>
          <table:table-cell office:value-type="float" office:value="0.00115202366165916" calcext:value-type="float">
            <text:p>0,0011520236616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09701431305563" calcext:value-type="float">
            <text:p>0,001097014313056</text:p>
          </table:table-cell>
          <table:table-cell office:value-type="float" office:value="28" calcext:value-type="float">
            <text:p>28</text:p>
          </table:table-cell>
          <table:table-cell office:value-type="float" office:value="0.00114987185042313" calcext:value-type="float">
            <text:p>0,0011498718504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109607911504117" calcext:value-type="float">
            <text:p>0,001096079115041</text:p>
          </table:table-cell>
          <table:table-cell office:value-type="float" office:value="29" calcext:value-type="float">
            <text:p>29</text:p>
          </table:table-cell>
          <table:table-cell office:value-type="float" office:value="0.00114883588216103" calcext:value-type="float">
            <text:p>0,001148835882161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00114746859933842" calcext:value-type="float">
            <text:p>0,001147468599338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00114555969638954" calcext:value-type="float">
            <text:p>0,00114555969639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0114395683453703" calcext:value-type="float">
            <text:p>0,001143956834537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00114338996237883" calcext:value-type="float">
            <text:p>0,001143389962379</text:p>
          </table:table-cell>
        </table:table-row>
        <table:table-row table:style-name="ro1" table:number-rows-repeated="104854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 style:data-style-name="N2" text:time-value="16:05:04.3054487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4T16:34:54.850621694</dc:date>
    <meta:editing-duration>PT11M3S</meta:editing-duration>
    <meta:editing-cycles>3</meta:editing-cycles>
    <meta:generator>LibreOffice/6.0.7.3$Linux_X86_64 LibreOffice_project/00m0$Build-3</meta:generator>
    <meta:document-statistic meta:table-count="3" meta:cell-count="3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line" chart:style-name="ch1">
        <chart:title svg:x="6.617cm" svg:y="0.316cm" chart:style-name="ch2">
          <text:p>Comparación</text:p>
        </chart:title>
        <chart:legend chart:legend-position="end" svg:x="13.407cm" svg:y="3.955cm" style:legend-expansion="high" chart:style-name="ch3"/>
        <chart:plot-area chart:style-name="ch4" table:cell-range-address="Grafica.C3:Grafica.D35 Grafica.A1:Grafica.A1 Grafica.B3:Grafica.B31 Grafica.C1:Grafica.C1" chart:data-source-has-labels="both" svg:x="1.331cm" svg:y="1.275cm" svg:width="11.756cm" svg:height="6.57cm">
          <chartooo:coordinate-region svg:x="2.429cm" svg:y="1.474cm" svg:width="10.518cm" svg:height="5.579cm"/>
          <chart:axis chart:dimension="x" chart:name="primary-x" chart:style-name="ch5" chartooo:axis-type="auto">
            <chartooo:date-scale/>
            <chart:title svg:x="6.358cm" svg:y="8.025cm" chart:style-name="ch6">
              <text:p>Iteraciones</text:p>
            </chart:title>
            <chart:categories table:cell-range-address="Grafica.C3:Grafica.C35"/>
            <chart:grid chart:style-name="ch7" chart:class="major"/>
          </chart:axis>
          <chart:axis chart:dimension="y" chart:name="primary-y" chart:style-name="ch8">
            <chart:title svg:x="0.451cm" svg:y="4.974cm" chart:style-name="ch9">
              <text:p>Error</text:p>
            </chart:title>
            <chart:grid chart:style-name="ch7" chart:class="major"/>
          </chart:axis>
          <chart:series chart:style-name="ch10" chart:values-cell-range-address="Grafica.B3:Grafica.B31" chart:label-cell-address="Grafica.A1:Grafica.A1" chart:class="chart:line">
            <chart:data-point chart:repeated="29"/>
          </chart:series>
          <chart:series chart:style-name="ch11" chart:values-cell-range-address="Grafica.D3:Grafica.D35" chart:label-cell-address="Grafica.C1:Grafica.C1" chart:class="chart:line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ásico</text:p>
                <draw:g>
                  <svg:desc>Grafica.A1:Grafica.A1</svg:desc>
                </draw:g>
              </table:table-cell>
              <table:table-cell office:value-type="string">
                <text:p>KD-Tree</text:p>
                <draw:g>
                  <svg:desc>Grafica.C1:Grafica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fica.C3:Grafica.C35</svg:desc>
                </draw:g>
              </table:table-cell>
              <table:table-cell office:value-type="float" office:value="0.0193227268851609">
                <text:p>0.0193227268851609</text:p>
                <draw:g>
                  <svg:desc>Grafica.B3:Grafica.B31</svg:desc>
                </draw:g>
              </table:table-cell>
              <table:table-cell office:value-type="float" office:value="0.0193408646664966">
                <text:p>0.0193408646664966</text:p>
                <draw:g>
                  <svg:desc>Grafica.D3:Grafica.D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799219505294568">
                <text:p>0.00799219505294568</text:p>
              </table:table-cell>
              <table:table-cell office:value-type="float" office:value="0.00804111382335262">
                <text:p>0.008041113823352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446075521476782">
                <text:p>0.00446075521476782</text:p>
              </table:table-cell>
              <table:table-cell office:value-type="float" office:value="0.0045140948082117">
                <text:p>0.00451409480821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308886446569558">
                <text:p>0.00308886446569558</text:p>
              </table:table-cell>
              <table:table-cell office:value-type="float" office:value="0.00315705976189783">
                <text:p>0.003157059761897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49702279392926">
                <text:p>0.00249702279392926</text:p>
              </table:table-cell>
              <table:table-cell office:value-type="float" office:value="0.00257083467518239">
                <text:p>0.002570834675182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213403138844759">
                <text:p>0.00213403138844759</text:p>
              </table:table-cell>
              <table:table-cell office:value-type="float" office:value="0.00220112073352172">
                <text:p>0.002201120733521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18702994334635">
                <text:p>0.0018702994334635</text:p>
              </table:table-cell>
              <table:table-cell office:value-type="float" office:value="0.00193158259193172">
                <text:p>0.001931582591931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67014381465786">
                <text:p>0.00167014381465786</text:p>
              </table:table-cell>
              <table:table-cell office:value-type="float" office:value="0.00172797121460607">
                <text:p>0.0017279712146060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152127567423677">
                <text:p>0.00152127567423677</text:p>
              </table:table-cell>
              <table:table-cell office:value-type="float" office:value="0.00157701902729579">
                <text:p>0.0015770190272957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140891315827917">
                <text:p>0.00140891315827917</text:p>
              </table:table-cell>
              <table:table-cell office:value-type="float" office:value="0.00146297571496578">
                <text:p>0.001462975714965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132320149854875">
                <text:p>0.00132320149854875</text:p>
              </table:table-cell>
              <table:table-cell office:value-type="float" office:value="0.00137795626005429">
                <text:p>0.0013779562600542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12591923988938">
                <text:p>0.0012591923988938</text:p>
              </table:table-cell>
              <table:table-cell office:value-type="float" office:value="0.0013185561268103">
                <text:p>0.00131855612681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12130673510085">
                <text:p>0.0012130673510085</text:p>
              </table:table-cell>
              <table:table-cell office:value-type="float" office:value="0.00127051356898645">
                <text:p>0.001270513568986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118226902857909">
                <text:p>0.00118226902857909</text:p>
              </table:table-cell>
              <table:table-cell office:value-type="float" office:value="0.00123508809950764">
                <text:p>0.001235088099507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116154530225035">
                <text:p>0.00116154530225035</text:p>
              </table:table-cell>
              <table:table-cell office:value-type="float" office:value="0.00121190647203271">
                <text:p>0.001211906472032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114601924174335">
                <text:p>0.00114601924174335</text:p>
              </table:table-cell>
              <table:table-cell office:value-type="float" office:value="0.00119720881374041">
                <text:p>0.0011972088137404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113423986225386">
                <text:p>0.00113423986225386</text:p>
              </table:table-cell>
              <table:table-cell office:value-type="float" office:value="0.00118338641653166">
                <text:p>0.0011833864165316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112924953594292">
                <text:p>0.00112924953594292</text:p>
              </table:table-cell>
              <table:table-cell office:value-type="float" office:value="0.00117445212322816">
                <text:p>0.001174452123228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112453143035699">
                <text:p>0.00112453143035699</text:p>
              </table:table-cell>
              <table:table-cell office:value-type="float" office:value="0.00116910881716059">
                <text:p>0.001169108817160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112225361693709">
                <text:p>0.00112225361693709</text:p>
              </table:table-cell>
              <table:table-cell office:value-type="float" office:value="0.00116527141478895">
                <text:p>0.0011652714147889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111926414678547">
                <text:p>0.00111926414678547</text:p>
              </table:table-cell>
              <table:table-cell office:value-type="float" office:value="0.00116278112603059">
                <text:p>0.0011627811260305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111524968980958">
                <text:p>0.00111524968980958</text:p>
              </table:table-cell>
              <table:table-cell office:value-type="float" office:value="0.00116119490452833">
                <text:p>0.0011611949045283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111068584667528">
                <text:p>0.00111068584667528</text:p>
              </table:table-cell>
              <table:table-cell office:value-type="float" office:value="0.00115866929143803">
                <text:p>0.0011586692914380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110649976548038">
                <text:p>0.00110649976548038</text:p>
              </table:table-cell>
              <table:table-cell office:value-type="float" office:value="0.00115627495357042">
                <text:p>0.0011562749535704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11026297928687">
                <text:p>0.0011026297928687</text:p>
              </table:table-cell>
              <table:table-cell office:value-type="float" office:value="0.00115483338409551">
                <text:p>0.0011548333840955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109957248240169">
                <text:p>0.00109957248240169</text:p>
              </table:table-cell>
              <table:table-cell office:value-type="float" office:value="0.00115362429402566">
                <text:p>0.0011536242940256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109823715173928">
                <text:p>0.00109823715173928</text:p>
              </table:table-cell>
              <table:table-cell office:value-type="float" office:value="0.00115202366165916">
                <text:p>0.0011520236616591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109701431305563">
                <text:p>0.00109701431305563</text:p>
              </table:table-cell>
              <table:table-cell office:value-type="float" office:value="0.00114987185042313">
                <text:p>0.0011498718504231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109607911504117">
                <text:p>0.00109607911504117</text:p>
              </table:table-cell>
              <table:table-cell office:value-type="float" office:value="0.00114883588216103">
                <text:p>0.001148835882161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00114746859933842">
                <text:p>0.0011474685993384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00114555969638954">
                <text:p>0.0011455596963895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00114395683453703">
                <text:p>0.0011439568345370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0.00114338996237883">
                <text:p>0.001143389962378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